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draw:auto-grow-width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1pt"/>
    </style:style>
    <style:style style:name="P2" style:family="paragraph">
      <style:paragraph-properties fo:text-align="center"/>
      <style:text-properties fo:font-size="10pt" style:font-size-asian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2" draw:id="id2" draw:layer="layout" svg:width="2.8cm" svg:height="2.6cm" svg:x="21.5cm" svg:y="6.2cm">
          <text:p text:style-name="P1">TextureBox</text:p>
        </draw:rect>
        <draw:rect draw:style-name="gr1" draw:text-style-name="P1" draw:layer="layout" svg:width="4.5cm" svg:height="2.6cm" svg:x="16.8cm" svg:y="8.3cm">
          <text:p text:style-name="P1">TextureBoxServer</text:p>
        </draw:rect>
        <draw:rect draw:style-name="gr1" draw:text-style-name="P1" draw:layer="layout" svg:width="4.5cm" svg:height="2.6cm" svg:x="1.9cm" svg:y="7cm">
          <text:p text:style-name="P1">TextureBoxServer</text:p>
        </draw:rect>
        <draw:rect draw:style-name="gr2" draw:text-style-name="P1" xml:id="id5" draw:id="id5" draw:layer="layout" svg:width="4.9cm" svg:height="2.7cm" svg:x="2.8cm" svg:y="2.2cm">
          <draw:glue-point draw:id="4" svg:x="5cm" svg:y="-2.647cm"/>
          <draw:glue-point draw:id="5" svg:x="5cm" svg:y="2.647cm"/>
          <text:p text:style-name="P1">TextureManagerSV</text:p>
        </draw:rect>
        <draw:rect draw:style-name="gr1" draw:text-style-name="P1" xml:id="id4" draw:id="id4" draw:layer="layout" svg:width="4.5cm" svg:height="2.7cm" svg:x="11.1cm" svg:y="2.2cm">
          <draw:glue-point draw:id="4" svg:x="-5cm" svg:y="-2.6cm"/>
          <draw:glue-point draw:id="5" svg:x="-5cm" svg:y="2.6cm"/>
          <draw:glue-point draw:id="6" svg:x="5cm" svg:y="-2.6cm"/>
          <draw:glue-point draw:id="7" svg:x="5cm" svg:y="2.6cm"/>
          <text:p text:style-name="P1">RequestString</text:p>
          <text:p text:style-name="P1"/>
          <text:p text:style-name="P1">リクエストする文字列に</text:p>
          <text:p text:style-name="P1">対してインデックスを付け、</text:p>
          <text:p text:style-name="P1">返答パッケットの</text:p>
          <text:p text:style-name="P1">サイズを小さくする。</text:p>
        </draw:rect>
        <draw:rect draw:style-name="gr1" draw:text-style-name="P1" xml:id="id1" draw:id="id1" draw:layer="layout" svg:width="3.1cm" svg:height="6.2cm" svg:x="25cm" svg:y="3.2cm">
          <text:p text:style-name="P1">TexturePack</text:p>
        </draw:rect>
        <draw:connector draw:style-name="gr3" draw:text-style-name="P2" draw:layer="layout" svg:x1="25cm" svg:y1="6.3cm" svg:x2="24.3cm" svg:y2="7.5cm" draw:start-shape="id1" draw:start-glue-point="3" draw:end-shape="id2" draw:end-glue-point="1" svg:d="m25000 6300h-350v1200h-350">
          <text:p/>
        </draw:connector>
        <draw:rect draw:style-name="gr2" draw:text-style-name="P1" xml:id="id3" draw:id="id3" draw:layer="layout" svg:width="4.3cm" svg:height="2.7cm" svg:x="19.5cm" svg:y="2.2cm">
          <draw:glue-point draw:id="4" svg:x="2.968cm" svg:y="5cm"/>
          <draw:glue-point draw:id="5" svg:x="-5cm" svg:y="-2.647cm"/>
          <draw:glue-point draw:id="6" svg:x="-5cm" svg:y="2.647cm"/>
          <text:p text:style-name="P1">TextureManagerCL</text:p>
        </draw:rect>
        <draw:connector draw:style-name="gr3" draw:text-style-name="P2" draw:layer="layout" svg:x1="22.9cm" svg:y1="6.2cm" svg:x2="22.926cm" svg:y2="4.9cm" draw:start-shape="id2" draw:start-glue-point="0" draw:end-shape="id3" draw:end-glue-point="4" svg:d="m22900 6200v-650h26v-650">
          <text:p/>
        </draw:connector>
        <draw:connector draw:style-name="gr2" draw:text-style-name="P1" draw:layer="layout" svg:x1="19.5cm" svg:y1="2.836cm" svg:x2="15.6cm" svg:y2="2.848cm" draw:start-shape="id3" draw:start-glue-point="5" draw:end-shape="id4" draw:end-glue-point="6" svg:d="m19500 2836h-1950v12h-1950">
          <text:p text:style-name="P2"><text:span text:style-name="T1">GetTextureIndex</text:span></text:p>
          <text:p text:style-name="P2"><text:span text:style-name="T1"/></text:p>
        </draw:connector>
        <draw:connector draw:style-name="gr2" draw:text-style-name="P1" draw:layer="layout" svg:x1="11.1cm" svg:y1="2.848cm" svg:x2="7.7cm" svg:y2="2.836cm" draw:start-shape="id4" draw:start-glue-point="4" draw:end-shape="id5" draw:end-glue-point="4" svg:d="m11100 2848h-1700v-12h-1700">
          <text:p text:style-name="P1">GetTextureIndex</text:p>
          <text:p text:style-name="P1"/>
        </draw:connector>
        <draw:rect draw:style-name="gr2" draw:text-style-name="P1" draw:layer="layout" svg:width="8.7cm" svg:height="1.6cm" svg:x="13.2cm" svg:y="0.2cm">
          <text:p text:style-name="P1">getTextureIndex</text:p>
          <text:p text:style-name="P1">setTextureIndex</text:p>
          <text:p text:style-name="P1">クライアントが保持するテクスチャがサーバー側に</text:p>
          <text:p text:style-name="P1">登録されているかを問い合わせる。</text:p>
        </draw:rect>
        <draw:connector draw:style-name="gr2" draw:text-style-name="P4" draw:layer="layout" svg:x1="7.7cm" svg:y1="4.264cm" svg:x2="11.1cm" svg:y2="4.252cm" draw:start-shape="id5" draw:start-glue-point="5" draw:end-shape="id4" draw:end-glue-point="5" svg:d="m7700 4264h1700v-12h1700">
          <text:p text:style-name="P3"><text:span text:style-name="T2">SetTextureIndex</text:span></text:p>
          <text:p text:style-name="P3"><text:span text:style-name="T2"/></text:p>
        </draw:connector>
        <draw:connector draw:style-name="gr2" draw:text-style-name="P4" draw:layer="layout" svg:x1="15.6cm" svg:y1="4.252cm" svg:x2="19.5cm" svg:y2="4.264cm" draw:start-shape="id4" draw:start-glue-point="7" draw:end-shape="id3" draw:end-glue-point="6" svg:d="m15600 4252h1950v12h1950">
          <text:p text:style-name="P4"><text:span text:style-name="T2">SetTextureIndex</text:span></text:p>
          <text:p text:style-name="P4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7T17:57:39.44</meta:creation-date>
    <dc:date>2013-04-07T18:59:09.44</dc:date>
    <meta:editing-duration>PT30M48S</meta:editing-duration>
    <meta:editing-cycles>1</meta:editing-cycles>
    <meta:document-statistic meta:object-count="14"/>
    <meta:generator>OpenOffice.org/3.4$Win32 OpenOffice.org_project/340m1$Build-9590</meta:generator>
  </office:meta>
</office:document-meta>
</file>